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373546287892745526"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6631762600577702305"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5600271277713046809" text:style-name="L8">
        <text:list-item>
          <text:p text:style-name="P8">Tool views eg debug, stack trace. </text:p>
          <text:list>
            <text:list-item>
              <text:p text:style-name="P8">These can be arranged anyhow. </text:p>
            </text:list-item>
          </text:list>
        </text:list-item>
        <text:list-item>
          <text:p text:style-name="P8">Documents ie editable files. </text:p>
          <text:list>
            <text:list-item>
              <text:p text:style-name="P8">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1093287704421008675"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598328575389330637"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3576148767173831624" text:style-name="L7">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2625346778096395720" text:style-name="L3">
        <text:list-item>
          <text:p text:style-name="P4">Store current layout path and filename in registry. </text:p>
        </text:list-item>
        <text:list-item>
          <text:p text:style-name="P4">Allow the menu button to be templated. </text:p>
        </text:list-item>
        <text:list-item>
          <text:p text:style-name="P4">Pin and unpin, auto hide. </text:p>
        </text:list-item>
        <text:list-item>
          <text:p text:style-name="P4"/>
        </text:list-item>
      </text:list>
      <text:h text:style-name="Heading_20_2" text:outline-level="2">Bugs</text:h>
      <text:list xml:id="list2662798610695265738" text:style-name="L9">
        <text:list-item>
          <text:p text:style-name="P9">Close tool =&gt; crash. </text:p>
        </text:list-item>
        <text:list-item>
          <text:p text:style-name="P9">Close document =&gt; noth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04T09:06:16.72</dc:date>
    <dc:creator>Leif Goodwin</dc:creator>
    <meta:editing-duration>P16DT20H1M44S</meta:editing-duration>
    <meta:editing-cycles>65</meta:editing-cycles>
    <meta:generator>OpenOffice/4.1.7$Win32 OpenOffice.org_project/417m1$Build-9800</meta:generator>
    <meta:document-statistic meta:table-count="0" meta:image-count="0" meta:object-count="0" meta:page-count="4" meta:paragraph-count="95" meta:word-count="946" meta:character-count="5890"/>
  </office:meta>
</office:document-meta>
</file>